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2.991cm" table:align="left"/>
    </style:style>
    <style:style style:name="Table1.A" style:family="table-column">
      <style:table-column-properties style:column-width="6.112cm"/>
    </style:style>
    <style:style style:name="Table1.B" style:family="table-column">
      <style:table-column-properties style:column-width="6.87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DejaVu Math TeX Gyre" fo:font-size="18pt" officeooo:rsid="001d4f1d" officeooo:paragraph-rsid="001d4f1d" style:font-size-asian="15.75pt" style:font-size-complex="18pt"/>
    </style:style>
    <style:style style:name="P2" style:family="paragraph" style:parent-style-name="Standard">
      <style:text-properties style:font-name="DejaVu Math TeX Gyre" fo:font-size="18pt" officeooo:rsid="00287918" officeooo:paragraph-rsid="00287918" style:font-size-asian="15.75pt" style:font-size-complex="18pt"/>
    </style:style>
    <style:style style:name="P3" style:family="paragraph" style:parent-style-name="Standard">
      <style:text-properties style:font-name="DejaVu Math TeX Gyre" fo:font-size="18pt" officeooo:rsid="0030e0a3" officeooo:paragraph-rsid="0030e0a3" style:font-size-asian="15.75pt" style:font-size-complex="18pt"/>
    </style:style>
    <style:style style:name="P4" style:family="paragraph" style:parent-style-name="Standard">
      <style:text-properties style:font-name="DejaVu Math TeX Gyre" fo:font-size="18pt" officeooo:rsid="0038d7f0" officeooo:paragraph-rsid="0038d7f0" style:font-size-asian="15.75pt" style:font-size-complex="18pt"/>
    </style:style>
    <style:style style:name="P5" style:family="paragraph" style:parent-style-name="Standard">
      <style:text-properties style:font-name="DejaVu Math TeX Gyre" fo:font-size="18pt" officeooo:rsid="003b681e" officeooo:paragraph-rsid="003b681e" style:font-size-asian="15.75pt" style:font-size-complex="18pt"/>
    </style:style>
    <style:style style:name="P6" style:family="paragraph" style:parent-style-name="Standard">
      <style:text-properties style:font-name="DejaVu Math TeX Gyre" fo:font-size="18pt" officeooo:rsid="003c27dc" officeooo:paragraph-rsid="003c27dc" style:font-size-asian="15.75pt" style:font-size-complex="18pt"/>
    </style:style>
    <style:style style:name="P7" style:family="paragraph" style:parent-style-name="Standard">
      <style:text-properties style:font-name="DejaVu Math TeX Gyre" fo:font-size="18pt" officeooo:rsid="003c49d2" officeooo:paragraph-rsid="003c49d2" style:font-size-asian="15.75pt" style:font-size-complex="18pt"/>
    </style:style>
    <style:style style:name="P8" style:family="paragraph" style:parent-style-name="Standard">
      <style:text-properties style:font-name="DejaVu Math TeX Gyre" fo:font-size="18pt" officeooo:rsid="003e25c4" officeooo:paragraph-rsid="003e25c4" style:font-size-asian="15.75pt" style:font-size-complex="18pt"/>
    </style:style>
    <style:style style:name="P9" style:family="paragraph" style:parent-style-name="Standard">
      <style:text-properties style:font-name="DejaVu Math TeX Gyre" fo:font-size="18pt" officeooo:rsid="003e25c4" officeooo:paragraph-rsid="00409f14" style:font-size-asian="15.75pt" style:font-size-complex="18pt"/>
    </style:style>
    <style:style style:name="P10" style:family="paragraph" style:parent-style-name="Standard">
      <style:text-properties style:font-name="DejaVu Math TeX Gyre" fo:font-size="18pt" officeooo:rsid="003e25c4" officeooo:paragraph-rsid="0049451c" style:font-size-asian="15.75pt" style:font-size-complex="18pt"/>
    </style:style>
    <style:style style:name="P11" style:family="paragraph" style:parent-style-name="Standard">
      <style:text-properties style:font-name="DejaVu Math TeX Gyre" fo:font-size="18pt" officeooo:rsid="003e25c4" officeooo:paragraph-rsid="004d8c80" style:font-size-asian="15.75pt" style:font-size-complex="18pt"/>
    </style:style>
    <style:style style:name="P12" style:family="paragraph" style:parent-style-name="Standard">
      <style:text-properties style:font-name="DejaVu Math TeX Gyre" fo:font-size="18pt" officeooo:rsid="0048812f" officeooo:paragraph-rsid="0048812f" style:font-size-asian="15.75pt" style:font-size-complex="18pt"/>
    </style:style>
    <style:style style:name="P13" style:family="paragraph" style:parent-style-name="Standard">
      <style:text-properties style:font-name="DejaVu Math TeX Gyre" fo:font-size="18pt" officeooo:rsid="0049451c" officeooo:paragraph-rsid="0049451c" style:font-size-asian="15.75pt" style:font-size-complex="18pt"/>
    </style:style>
    <style:style style:name="P14" style:family="paragraph" style:parent-style-name="Standard">
      <style:text-properties style:font-name="DejaVu Math TeX Gyre" fo:font-size="18pt" officeooo:rsid="0049451c" officeooo:paragraph-rsid="004d8c80" style:font-size-asian="15.75pt" style:font-size-complex="18pt"/>
    </style:style>
    <style:style style:name="P15" style:family="paragraph" style:parent-style-name="Standard">
      <style:text-properties style:font-name="DejaVu Math TeX Gyre" fo:font-size="18pt" officeooo:rsid="0054a9a3" officeooo:paragraph-rsid="0054a9a3" style:font-size-asian="15.75pt" style:font-size-complex="18pt"/>
    </style:style>
    <style:style style:name="P16" style:family="paragraph" style:parent-style-name="Standard">
      <style:text-properties style:font-name="DejaVu Math TeX Gyre" fo:font-size="18pt" officeooo:rsid="0056329f" officeooo:paragraph-rsid="0056329f" style:font-size-asian="15.75pt" style:font-size-complex="18pt"/>
    </style:style>
    <style:style style:name="P17" style:family="paragraph" style:parent-style-name="Standard">
      <style:text-properties style:font-name="DejaVu Math TeX Gyre" fo:font-size="18pt" officeooo:rsid="005814e1" officeooo:paragraph-rsid="005814e1" style:font-size-asian="15.75pt" style:font-size-complex="18pt"/>
    </style:style>
    <style:style style:name="P18" style:family="paragraph" style:parent-style-name="Standard">
      <style:text-properties style:font-name="DejaVu Math TeX Gyre" fo:font-size="18pt" fo:font-style="italic" officeooo:rsid="00583c32" officeooo:paragraph-rsid="005814e1" style:font-size-asian="15.75pt" style:font-style-asian="italic" style:font-size-complex="18pt" style:font-style-complex="italic"/>
    </style:style>
    <style:style style:name="P19" style:family="paragraph" style:parent-style-name="Standard">
      <style:text-properties style:font-name="DejaVu Math TeX Gyre" fo:font-size="18pt" fo:font-style="normal" officeooo:rsid="005870d9" officeooo:paragraph-rsid="005870d9" style:font-size-asian="15.75pt" style:font-style-asian="normal" style:font-size-complex="18pt" style:font-style-complex="normal"/>
    </style:style>
    <style:style style:name="P20" style:family="paragraph" style:parent-style-name="Standard">
      <style:text-properties style:font-name="DejaVu Math TeX Gyre" fo:font-size="15pt" officeooo:rsid="001d4f1d" officeooo:paragraph-rsid="001d4f1d" style:font-size-asian="15pt" style:font-size-complex="15pt"/>
    </style:style>
    <style:style style:name="P21" style:family="paragraph" style:parent-style-name="Standard">
      <style:text-properties officeooo:paragraph-rsid="005870d9"/>
    </style:style>
    <style:style style:name="P22" style:family="paragraph" style:parent-style-name="Heading_20_3">
      <style:text-properties officeooo:paragraph-rsid="005870d9"/>
    </style:style>
    <style:style style:name="P23" style:family="paragraph" style:parent-style-name="Horizontal_20_Line">
      <style:text-properties fo:font-size="18pt" style:font-size-asian="18pt" style:font-size-complex="18pt"/>
    </style:style>
    <style:style style:name="P24" style:family="paragraph" style:parent-style-name="Heading_20_3">
      <style:text-properties fo:font-size="18pt" style:font-size-asian="18pt" style:font-size-complex="18pt"/>
    </style:style>
    <style:style style:name="P25" style:family="paragraph" style:parent-style-name="Text_20_body">
      <style:text-properties fo:font-size="18pt" style:font-size-asian="18pt" style:font-size-complex="18pt"/>
    </style:style>
    <style:style style:name="P26" style:family="paragraph" style:parent-style-name="Preformatted_20_Text">
      <style:paragraph-properties fo:margin-top="0cm" fo:margin-bottom="0.499cm" style:contextual-spacing="false"/>
    </style:style>
    <style:style style:name="P27" style:family="paragraph" style:parent-style-name="Preformatted_20_Text">
      <style:paragraph-properties fo:margin-top="0cm" fo:margin-bottom="0.499cm" style:contextual-spacing="false"/>
      <style:text-properties officeooo:paragraph-rsid="005b488e"/>
    </style:style>
    <style:style style:name="P28" style:family="paragraph" style:parent-style-name="Standard">
      <style:text-properties officeooo:paragraph-rsid="005dd918"/>
    </style:style>
    <style:style style:name="P29" style:family="paragraph" style:parent-style-name="Standard">
      <style:text-properties officeooo:paragraph-rsid="005fcaf7"/>
    </style:style>
    <style:style style:name="P30" style:family="paragraph" style:parent-style-name="Standard">
      <style:text-properties officeooo:paragraph-rsid="00626cb1"/>
    </style:style>
    <style:style style:name="P31" style:family="paragraph" style:parent-style-name="Standard">
      <style:text-properties officeooo:paragraph-rsid="00676be8"/>
    </style:style>
    <style:style style:name="P32" style:family="paragraph" style:parent-style-name="Standard">
      <style:text-properties officeooo:paragraph-rsid="0068518e"/>
    </style:style>
    <style:style style:name="P33" style:family="paragraph" style:parent-style-name="Standard">
      <style:text-properties officeooo:paragraph-rsid="006c5666"/>
    </style:style>
    <style:style style:name="P34" style:family="paragraph" style:parent-style-name="Standard">
      <style:text-properties officeooo:paragraph-rsid="006e3946"/>
    </style:style>
    <style:style style:name="P35" style:family="paragraph" style:parent-style-name="Text_20_body" style:list-style-name="L1"/>
    <style:style style:name="P36" style:family="paragraph" style:parent-style-name="Text_20_body" style:list-style-name="L1">
      <style:text-properties fo:font-size="18pt" fo:font-style="italic" style:font-size-asian="18pt" style:font-size-complex="18pt"/>
    </style:style>
    <style:style style:name="P37" style:family="paragraph" style:parent-style-name="Text_20_body" style:list-style-name="L2">
      <style:text-properties fo:font-size="18pt" style:font-size-asian="18pt" style:font-size-complex="18pt"/>
    </style:style>
    <style:style style:name="P38" style:family="paragraph" style:parent-style-name="Text_20_body" style:list-style-name="L2"/>
    <style:style style:name="T1" style:family="text">
      <style:text-properties officeooo:rsid="002a17f7"/>
    </style:style>
    <style:style style:name="T2" style:family="text">
      <style:text-properties officeooo:rsid="002babb8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2babb8" style:font-size-asian="15pt" style:font-size-complex="15pt"/>
    </style:style>
    <style:style style:name="T5" style:family="text">
      <style:text-properties officeooo:rsid="002cad29"/>
    </style:style>
    <style:style style:name="T6" style:family="text">
      <style:text-properties officeooo:rsid="0032d354"/>
    </style:style>
    <style:style style:name="T7" style:family="text">
      <style:text-properties officeooo:rsid="00350baa"/>
    </style:style>
    <style:style style:name="T8" style:family="text">
      <style:text-properties officeooo:rsid="0039fe18"/>
    </style:style>
    <style:style style:name="T9" style:family="text">
      <style:text-properties officeooo:rsid="003b681e"/>
    </style:style>
    <style:style style:name="T10" style:family="text">
      <style:text-properties officeooo:rsid="003f2a51"/>
    </style:style>
    <style:style style:name="T11" style:family="text">
      <style:text-properties officeooo:rsid="0049451c"/>
    </style:style>
    <style:style style:name="T12" style:family="text">
      <style:text-properties officeooo:rsid="003e25c4"/>
    </style:style>
    <style:style style:name="T13" style:family="text">
      <style:text-properties fo:font-style="italic" officeooo:rsid="00583c32" style:font-style-asian="italic" style:font-style-complex="italic"/>
    </style:style>
    <style:style style:name="T14" style:family="text">
      <style:text-properties officeooo:rsid="00583c32"/>
    </style:style>
    <style:style style:name="T15" style:family="text">
      <style:text-properties fo:font-style="normal" officeooo:rsid="00583c32" style:font-style-asian="normal" style:font-style-complex="normal"/>
    </style:style>
    <style:style style:name="T16" style:family="text">
      <style:text-properties style:font-name="DejaVu Math TeX Gyre" fo:font-size="18pt" fo:font-style="normal" officeooo:rsid="00583c32" style:font-size-asian="15.75pt" style:font-style-asian="normal" style:font-size-complex="18pt" style:font-style-complex="normal"/>
    </style:style>
    <style:style style:name="T17" style:family="text">
      <style:text-properties style:font-name="DejaVu Math TeX Gyre" fo:font-size="18pt" fo:font-style="normal" officeooo:rsid="005870d9" style:font-size-asian="15.75pt" style:font-style-asian="normal" style:font-size-complex="18pt" style:font-style-complex="normal"/>
    </style:style>
    <style:style style:name="T18" style:family="text">
      <style:text-properties style:font-name="DejaVu Math TeX Gyre" fo:font-size="18pt" officeooo:rsid="005870d9" style:font-size-asian="18pt" style:font-size-complex="18pt"/>
    </style:style>
    <style:style style:name="T19" style:family="text">
      <style:text-properties style:font-name="DejaVu Math TeX Gyre" fo:font-size="18pt" officeooo:rsid="005dd918" style:font-size-asian="18pt" style:font-size-complex="18pt"/>
    </style:style>
    <style:style style:name="T20" style:family="text">
      <style:text-properties style:font-name="DejaVu Math TeX Gyre" fo:font-size="18pt" officeooo:rsid="005fcaf7" style:font-size-asian="18pt" style:font-size-complex="18pt"/>
    </style:style>
    <style:style style:name="T21" style:family="text">
      <style:text-properties style:font-name="DejaVu Math TeX Gyre" fo:font-size="18pt" officeooo:rsid="0061b332" style:font-size-asian="18pt" style:font-size-complex="18pt"/>
    </style:style>
    <style:style style:name="T22" style:family="text">
      <style:text-properties style:font-name="DejaVu Math TeX Gyre" fo:font-size="18pt" officeooo:rsid="00626cb1" style:font-size-asian="18pt" style:font-size-complex="18pt"/>
    </style:style>
    <style:style style:name="T23" style:family="text">
      <style:text-properties style:font-name="DejaVu Math TeX Gyre" fo:font-size="18pt" officeooo:rsid="00676be8" style:font-size-asian="18pt" style:font-size-complex="18pt"/>
    </style:style>
    <style:style style:name="T24" style:family="text">
      <style:text-properties style:font-name="DejaVu Math TeX Gyre" fo:font-size="18pt" officeooo:rsid="0068518e" style:font-size-asian="18pt" style:font-size-complex="18pt"/>
    </style:style>
    <style:style style:name="T25" style:family="text">
      <style:text-properties style:font-name="DejaVu Math TeX Gyre" fo:font-size="18pt" officeooo:rsid="006c5666" style:font-size-asian="18pt" style:font-size-complex="18pt"/>
    </style:style>
    <style:style style:name="T26" style:family="text">
      <style:text-properties style:font-name="DejaVu Math TeX Gyre" fo:font-size="18pt" officeooo:rsid="006dffb6" style:font-size-asian="18pt" style:font-size-complex="18pt"/>
    </style:style>
    <style:style style:name="T27" style:family="text">
      <style:text-properties style:font-name="DejaVu Math TeX Gyre" fo:font-size="18pt" officeooo:rsid="006e3946" style:font-size-asian="18pt" style:font-size-complex="18pt"/>
    </style:style>
    <style:style style:name="T28" style:family="text">
      <style:text-properties style:font-name="DejaVu Math TeX Gyre" fo:font-size="18pt" fo:font-weight="bold" officeooo:rsid="005870d9" style:font-size-asian="18pt" style:font-size-complex="18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18pt" officeooo:rsid="005870d9" style:font-size-asian="18pt" style:font-size-complex="18pt"/>
    </style:style>
    <style:style style:name="T31" style:family="text">
      <style:text-properties fo:font-size="18pt" officeooo:rsid="005b488e" style:font-size-asian="18pt" style:font-size-complex="18pt"/>
    </style:style>
    <style:style style:name="T32" style:family="text">
      <style:text-properties fo:font-size="18pt" fo:font-weight="bold" style:font-size-asian="18pt" style:font-size-complex="18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f</text:span>rushi</text:p>
      <text:p text:style-name="P1">Linux Command: -</text:p>
      <text:p text:style-name="P1"/>
      <text:p text:style-name="P1">1] <text:s text:c="2"/>crontab:- </text:p>
      <text:p text:style-name="P1"><text:tab/><text:span text:style-name="T3"><text:tab/>chmod </text:span><text:span text:style-name="T4">644</text:span><text:span text:style-name="T3"><text:tab/>etc/crond/my_file</text:span></text:p>
      <text:p text:style-name="P20"><text:tab/><text:tab/><text:span text:style-name="T2">chown root:root <text:s/>etc/crond/my_file</text:span></text:p>
      <text:p text:style-name="P20"><text:tab/><text:tab/><text:span text:style-name="T5">vim <text:s text:c="5"/>etc/crond/my_file</text:span></text:p>
      <text:p text:style-name="P20"/>
      <text:p text:style-name="P20">#*/ shutdown -c Cancel shutdown </text:p>
      <text:p text:style-name="P20"/>
      <text:p text:style-name="P20"/>
      <text:p text:style-name="P20">25 21 * * * root shutdown -h now # shutdown at 9:25 pm</text:p>
      <text:p text:style-name="P20">#10 20 * * * root shutdown -r now # reboot <text:s/>at 8:10 pm</text:p>
      <text:p text:style-name="P20"/>
      <text:p text:style-name="P20">* * * * * root /usr/bin/date &gt;&gt; /tmp/cron_test.log # test cron quickly <text:span text:style-name="T5">if timestamp appear cron working.</text:span></text:p>
      <text:p text:style-name="P1"><text:tab/></text:p>
      <text:p text:style-name="P1"/>
      <text:p text:style-name="P1">2] <text:s text:c="2"/>startup :-</text:p>
      <text:p text:style-name="P1"/>
      <text:p text:style-name="P1"><text:tab/>a] vim /root/.config/autostart/terminal.desktop</text:p>
      <text:p text:style-name="P1"/>
      <text:p text:style-name="P1">[DEsktop Entry]</text:p>
      <text:p text:style-name="P1"/>
      <text:p text:style-name="P1"/>
      <text:p text:style-name="P1">Type= Application</text:p>
      <text:p text:style-name="P1">[Desktop Entry]</text:p>
      <text:p text:style-name="P1">Type=Application</text:p>
      <text:p text:style-name="P1">#Exec=gnome-terminal</text:p>
      <text:p text:style-name="P1">Exec=gnome-terminal -- bash -c "echo 'ketan$321' | sudo -S bash -c 'cd /tmpdata/Rushikesh_27022026 &amp;&amp; exec bash'"</text:p>
      <text:p text:style-name="P1"/>
      <text:p text:style-name="P1">Hidden=false</text:p>
      <text:p text:style-name="P1">NoDisplay=false</text:p>
      <text:p text:style-name="P1"><text:soft-page-break/>Terminal=true</text:p>
      <text:p text:style-name="P1">X-GNOME-Autostart-enabled=true</text:p>
      <text:p text:style-name="P1">Name=Terminal</text:p>
      <text:p text:style-name="P1">Comment=Start Terminal on login on path /tmpdata/Rushikesh_27022026 as user su 'root'</text:p>
      <text:p text:style-name="P1"/>
      <text:p text:style-name="P1"><text:tab/>b] vim /root/.config/autostart/open_odt.desktop</text:p>
      <text:p text:style-name="P1"/>
      <text:p text:style-name="P1">[Desktop Entry]</text:p>
      <text:p text:style-name="P1">Type=Application</text:p>
      <text:p text:style-name="P1">Exec=libreoffice --writer "/tmpdata/Rushikesh_27022026/command.odt"</text:p>
      <text:p text:style-name="P1">Hidden=false</text:p>
      <text:p text:style-name="P1">NoDisplay=false</text:p>
      <text:p text:style-name="P1">X-GNOME-Autostart-enabled=true</text:p>
      <text:p text:style-name="P1">Name=Open ODT at Startup</text:p>
      <text:p text:style-name="P1"/>
      <text:p text:style-name="P3">3] <text:span text:style-name="T6">Startup command</text:span></text:p>
      <text:p text:style-name="P3"><text:tab/></text:p>
      <text:p text:style-name="P3"><text:tab/>App <text:s text:c="4"/>: S<text:span text:style-name="T7">t</text:span>artup Application</text:p>
      <text:p text:style-name="P3"/>
      <text:p text:style-name="P3"><text:tab/>path <text:s text:c="3"/>: cd /root/.config/autostart</text:p>
      <text:p text:style-name="P3"><text:s text:c="10"/><text:tab/><text:tab/> cd ~/.config/autostart/</text:p>
      <text:p text:style-name="P3"/>
      <text:p text:style-name="P3"><text:s text:c="3"/>working : gnome-terminal --working-directory="/tmpdata/Rushikesh_27022026"</text:p>
      <text:p text:style-name="P3"/>
      <text:p text:style-name="P3"><text:s text:c="8"/>: google-chrome</text:p>
      <text:p text:style-name="P3"/>
      <text:p text:style-name="P3"><text:s text:c="8"/>: firefox</text:p>
      <text:p text:style-name="P3"/>
      <text:p text:style-name="P3"><text:soft-page-break/><text:s text:c="8"/>: gnome-terminal -- bash -c "sudo -S bash -c 'cd /tmpdata/Rushikesh_27022026 &amp;&amp; xdg-open command.odt; exec bash'"</text:p>
      <text:p text:style-name="P3"/>
      <text:p text:style-name="P4">4]<text:tab/></text:p>
      <text:p text:style-name="P4"><text:span text:style-name="T9"><text:tab/>a</text:span>lias a="ls -lrtha --color"</text:p>
      <text:p text:style-name="P5">{check spacing between command, If more space given not working}</text:p>
      <text:p text:style-name="P4"/>
      <text:p text:style-name="P4"><text:tab/>Location<text:tab/><text:tab/><text:tab/>Scope</text:p>
      <text:p text:style-name="P4">/etc/bash.bashrc<text:tab/><text:tab/>All users</text:p>
      <text:p text:style-name="P4">/etc/profile.d/*.sh<text:tab/><text:tab/>All users (best practice)</text:p>
      <text:p text:style-name="P4">/home/omkar/.bashrc<text:tab/>Only omkar</text:p>
      <text:p text:style-name="P4">/root/.bashrc<text:tab/><text:tab/><text:tab/>Only root</text:p>
      <text:p text:style-name="P4"/>
      <text:p text:style-name="P4">source /etc/bash.bashrc -&gt; <text:span text:style-name="T8">apply without logout.</text:span></text:p>
      <text:p text:style-name="P4"/>
      <text:p text:style-name="P6">5] <text:s/>watch -n 2 "ls -lrtha --color /usr/share/applications/"</text:p>
      <text:p text:style-name="P6"/>
      <text:p text:style-name="P7">{ctrl + c -&gt; to end watch command.}</text:p>
      <text:p text:style-name="P5"/>
      <text:p text:style-name="P4">Show File Count (Detect Install/Uninstall)</text:p>
      <text:p text:style-name="P4">watch -n 2 "ls /usr/share/applications/ | wc -l"</text:p>
      <text:p text:style-name="P4"/>
      <text:p text:style-name="P4">If count increases → app installed</text:p>
      <text:p text:style-name="P4">If count decreases → app removed</text:p>
      <text:p text:style-name="P4"/>
      <text:p text:style-name="P4">Highlight Changes (Best Option)</text:p>
      <text:p text:style-name="P4"/>
      <text:p text:style-name="P4">watch -d -n 2 "ls -1 /usr/share/applications/"</text:p>
      <text:p text:style-name="P4"/>
      <text:p text:style-name="P4">Option<text:tab/><text:tab/>Meaning</text:p>
      <text:p text:style-name="P4"><text:soft-page-break/>-d<text:tab/><text:tab/><text:tab/>highlight differences</text:p>
      <text:p text:style-name="P4">-n 2<text:tab/><text:tab/><text:tab/>update every 2 seconds</text:p>
      <text:p text:style-name="P4"/>
      <text:p text:style-name="P8">6] <text:span text:style-name="T10">start vbox using cli</text:span></text:p>
      <text:p text:style-name="P8"/>
      <text:p text:style-name="P10">omkar@PTLD-3:/tmp$ </text:p>
      <text:p text:style-name="P10"/>
      <text:p text:style-name="P11">vboxmanage list vms</text:p>
      <text:p text:style-name="P10">vboxmanage startvm "Centos-7_Developement-217" --type headless</text:p>
      <text:p text:style-name="P12">vboxmanage list runningvms</text:p>
      <text:p text:style-name="P14">vboxmanage showvminfo “<text:span text:style-name="T12">Centos-7_Developement-217</text:span>” | grep State <text:s/></text:p>
      <text:p text:style-name="P9">vboxmanage controlvm "Centos-7_Developement-217” <text:s/>poweroff</text:p>
      <text:p text:style-name="P9"/>
      <text:p text:style-name="P13"/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T11">Possible <text:s/></text:span>State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running</text:p>
          </table:table-cell>
          <table:table-cell table:style-name="Table1.A1" office:value-type="string">
            <text:p text:style-name="Table_20_Contents">VM is running</text:p>
          </table:table-cell>
        </table:table-row>
        <table:table-row>
          <table:table-cell table:style-name="Table1.A1" office:value-type="string">
            <text:p text:style-name="Table_20_Contents">powered off</text:p>
          </table:table-cell>
          <table:table-cell table:style-name="Table1.A1" office:value-type="string">
            <text:p text:style-name="Table_20_Contents">VM stopped</text:p>
          </table:table-cell>
        </table:table-row>
        <table:table-row>
          <table:table-cell table:style-name="Table1.A1" office:value-type="string">
            <text:p text:style-name="Table_20_Contents">paused</text:p>
          </table:table-cell>
          <table:table-cell table:style-name="Table1.A1" office:value-type="string">
            <text:p text:style-name="Table_20_Contents">VM paused</text:p>
          </table:table-cell>
        </table:table-row>
        <table:table-row>
          <table:table-cell table:style-name="Table1.A1" office:value-type="string">
            <text:p text:style-name="Table_20_Contents">saved</text:p>
          </table:table-cell>
          <table:table-cell table:style-name="Table1.A1" office:value-type="string">
            <text:p text:style-name="Table_20_Contents">saved state</text:p>
          </table:table-cell>
        </table:table-row>
      </table:table>
      <text:p text:style-name="P13"/>
      <text:p text:style-name="P9"/>
      <text:p text:style-name="P8"/>
      <text:p text:style-name="P15">7] <text:line-break/>chattr +i /tmp/buildflags </text:p>
      <text:p text:style-name="P15"/>
      <text:p text:style-name="P15">lsattr <text:s text:c="5"/>/tmp/buildflags</text:p>
      <text:p text:style-name="P15"><text:s/></text:p>
      <text:p text:style-name="P15">----i---------e--- /tmp/buildflags</text:p>
      <text:p text:style-name="P15"/>
      <text:p text:style-name="P15"><text:soft-page-break/>1. File cannot be <text:s/>modified.</text:p>
      <text:p text:style-name="P15">2.<text:tab/><text:tab/><text:tab/><text:tab/><text:tab/>Deleted.</text:p>
      <text:p text:style-name="P15">3.<text:tab/><text:tab/><text:tab/><text:tab/><text:tab/>Renamed.</text:p>
      <text:p text:style-name="P15">4. Even root cannot remove it unless attribute is removed.</text:p>
      <text:p text:style-name="P15"/>
      <text:p text:style-name="P16">8] pendrive is not going to umount </text:p>
      <text:p text:style-name="P16"><text:tab/>/media /omkar / Ventory -&gt; target is busy</text:p>
      <text:p text:style-name="P16"/>
      <text:p text:style-name="P16">1. lsof +D /media / omkar /Ventory -&gt; it give PID of runnig process.</text:p>
      <text:p text:style-name="P16">2. kill -9 PID</text:p>
      <text:p text:style-name="P16">3. umount <text:s/>/media / omkar /Ventory</text:p>
      <text:p text:style-name="P16">4. df -h -&gt; pendrive umount</text:p>
      <text:p text:style-name="P16"/>
      <text:p text:style-name="P17">9] <text:tab/><text:span text:style-name="T14">du -sh / media </text:span><text:span text:style-name="T13">/ sda4 /* <text:s/></text:span></text:p>
      <text:p text:style-name="P17"><text:span text:style-name="T13">-&gt; </text:span><text:span text:style-name="T15">To show size of each directory inside /media / sda4 / *</text:span></text:p>
      <text:p text:style-name="P18"><text:tab/>du -sh / media / sda4 / <text:s/>* <text:s/>\ sort -h </text:p>
      <text:p text:style-name="P17"><text:span text:style-name="T13">-&gt; </text:span><text:span text:style-name="T15">arrange directory in asscending order.</text:span></text:p>
      <text:p text:style-name="P18"/>
      <text:p text:style-name="P21"><text:span text:style-name="T16">1</text:span><text:span text:style-name="T17">0] in a.txt file open in vim </text:span></text:p>
      <text:p text:style-name="P19">-&gt; :g/XPRINT/d - . vim</text:p>
      <text:p text:style-name="P19"/>
      <text:p text:style-name="P21"><text:s/>save to new file</text:p>
      <text:p text:style-name="P21"><text:span text:style-name="Source_20_Text"/></text:p>
      <text:p text:style-name="P21"><text:span text:style-name="Source_20_Text">sed '/^XXPRINT/d' out.txt &gt; clean.txt</text:span></text:p>
      <text:p text:style-name="P21"><text:span text:style-name="Source_20_Text"/></text:p>
      <text:p text:style-name="P21"><text:span text:style-name="Source_20_Text"/></text:p>
      <text:p text:style-name="P21"><text:span text:style-name="Source_20_Text"><text:span text:style-name="T18">11] <text:s/>To delete every line in your file that starts with </text:span></text:span><text:span text:style-name="Source_20_Text"><text:span text:style-name="T30">XXPRINT</text:span></text:span><text:span text:style-name="Source_20_Text"><text:span text:style-name="T18">, type the following in </text:span></text:span><text:span text:style-name="Source_20_Text"><text:span text:style-name="T28">Normal mode</text:span></text:span><text:span text:style-name="Source_20_Text"><text:span text:style-name="T18"> and press Enter:</text:span></text:span></text:p>
      <text:p text:style-name="P21"><text:span text:style-name="Source_20_Text"><text:span text:style-name="T18"/></text:span></text:p>
      <text:p text:style-name="P25">Vim Script</text:p>
      <text:p text:style-name="P26"><text:span text:style-name="Source_20_Text"><text:span text:style-name="T29">:g/^XXPRINT/d</text:span></text:span></text:p>
      <text:p text:style-name="P27"><text:soft-page-break/><text:span text:style-name="Source_20_Text"><text:span text:style-name="T31">12] </text:span></text:span></text:p>
      <text:h text:style-name="P22" text:outline-level="3"><text:span text:style-name="Source_20_Text"><text:span text:style-name="T18">Option 1: Using "Split" (The Easiest Way)</text:span></text:span></text:h>
      <text:p text:style-name="P25">This allows you to see both files at once and simply "yank" and "put."</text:p>
      <text:list xml:id="list1251842223" text:style-name="L1">
        <text:list-item>
          <text:p text:style-name="P35"><text:span text:style-name="T32">Open the first file:</text:span><text:span text:style-name="T29"> </text:span><text:span text:style-name="Source_20_Text"><text:span text:style-name="T29">vim 1.cpp</text:span></text:span></text:p>
        </text:list-item>
        <text:list-item>
          <text:p text:style-name="P35"><text:span text:style-name="T32">Jump to the start line:</text:span><text:span text:style-name="T29"> Type </text:span><text:span text:style-name="Source_20_Text"><text:span text:style-name="T29">:1269</text:span></text:span><text:span text:style-name="T29"> and press Enter.</text:span></text:p>
        </text:list-item>
        <text:list-item>
          <text:p text:style-name="P35"><text:span text:style-name="T32">Yank the range into a buffer:</text:span><text:span text:style-name="T29"> Type </text:span><text:span text:style-name="Source_20_Text"><text:span text:style-name="T29">:1269,1439y</text:span></text:span><text:span text:style-name="T29"> and press Enter.</text:span></text:p>
          <text:list>
            <text:list-item>
              <text:p text:style-name="P36">Note: This copies those specific lines into the default register.</text:p>
            </text:list-item>
          </text:list>
        </text:list-item>
        <text:list-item>
          <text:p text:style-name="P35"><text:span text:style-name="T32">Open the second file in a split:</text:span><text:span text:style-name="T29"> Type </text:span><text:span text:style-name="Source_20_Text"><text:span text:style-name="T29">:vsplit 2.cpp</text:span></text:span><text:span text:style-name="T29"> (vertical split) or </text:span><text:span text:style-name="Source_20_Text"><text:span text:style-name="T29">:split 2.cpp</text:span></text:span><text:span text:style-name="T29"> (horizontal).</text:span></text:p>
        </text:list-item>
        <text:list-item>
          <text:p text:style-name="P35"><text:span text:style-name="T32">Paste the code:</text:span><text:span text:style-name="T29"> Move your cursor to where you want the code in </text:span><text:span text:style-name="Source_20_Text"><text:span text:style-name="T29">2.cpp</text:span></text:span><text:span text:style-name="T29"> and press </text:span><text:span text:style-name="Source_20_Text"><text:span text:style-name="T29">p</text:span></text:span><text:span text:style-name="T29">.</text:span></text:p>
        </text:list-item>
      </text:list>
      <text:p text:style-name="P23"/>
      <text:h text:style-name="P24" text:outline-level="3">Option 2: The "Professional" Command Line Way</text:h>
      <text:p text:style-name="P25">If you don't want to split the screen, you can do it all from the command line inside Vim.</text:p>
      <text:list xml:id="list2502297808" text:style-name="L2">
        <text:list-item>
          <text:p text:style-name="P38"><text:span text:style-name="T32">Open 1.cpp:</text:span><text:span text:style-name="T29"> </text:span><text:span text:style-name="Source_20_Text"><text:span text:style-name="T29">vim 1.cpp</text:span></text:span></text:p>
        </text:list-item>
        <text:list-item>
          <text:p text:style-name="P38"><text:span text:style-name="T32">Yank the lines:</text:span><text:span text:style-name="T29"> Type </text:span><text:span text:style-name="Source_20_Text"><text:span text:style-name="T29">:1269,1439y</text:span></text:span><text:span text:style-name="T29"> and press Enter.</text:span></text:p>
        </text:list-item>
        <text:list-item>
          <text:p text:style-name="P38"><text:span text:style-name="T32">Switch to the next file:</text:span><text:span text:style-name="T29"> Type </text:span><text:span text:style-name="Source_20_Text"><text:span text:style-name="T29">:e 2.cpp</text:span></text:span><text:span text:style-name="T29"> (this opens </text:span><text:span text:style-name="Source_20_Text"><text:span text:style-name="T29">2.cpp</text:span></text:span><text:span text:style-name="T29"> in the same window).</text:span></text:p>
        </text:list-item>
        <text:list-item>
          <text:p text:style-name="P38"><text:span text:style-name="T32">Paste:</text:span><text:span text:style-name="T29"> Move to the desired line and press </text:span><text:span text:style-name="Source_20_Text"><text:span text:style-name="T29">p</text:span></text:span><text:span text:style-name="T29">.</text:span></text:p>
          <text:p text:style-name="P37"/>
        </text:list-item>
      </text:list>
      <text:p text:style-name="P29"><text:soft-page-break/><text:span text:style-name="Source_20_Text"><text:span text:style-name="T19">13] </text:span></text:span><text:span text:style-name="Source_20_Text"><text:span text:style-name="T20">scp file form server/host pc to cilent, form client comp</text:span></text:span><text:span text:style-name="Source_20_Text"><text:span text:style-name="T21">u</text:span></text:span><text:span text:style-name="Source_20_Text"><text:span text:style-name="T20">ter w/o going to server terminal.</text:span></text:span><text:span text:style-name="Source_20_Text"><text:span text:style-name="T19"><text:line-break/></text:span></text:span></text:p>
      <text:p text:style-name="P29"><text:span text:style-name="Source_20_Text"><text:span text:style-name="T19">root@rushi-VB-220:/tmpdata# scp -P 8623 root@192.168.2.58:/tmpdata/Rushikesh_27022026/edr.sh .</text:span></text:span></text:p>
      <text:p text:style-name="P28"><text:span text:style-name="Source_20_Text"><text:span text:style-name="T19">root@192.168.2.58's password: </text:span></text:span></text:p>
      <text:p text:style-name="P28"><text:span text:style-name="Source_20_Text"><text:span text:style-name="T19">edr.sh <text:s text:c="82"/>100% <text:s text:c="2"/>19KB <text:s/>12.0MB/s <text:s text:c="2"/>00:00 </text:span></text:span></text:p>
      <text:p text:style-name="P28"><text:span text:style-name="Source_20_Text"><text:span text:style-name="T19"/></text:span></text:p>
      <text:p text:style-name="P30"><text:span text:style-name="Source_20_Text"><text:span text:style-name="T22">14] <text:s text:c="2"/>grep -iErn --color "dlp|edr|xdr|ultra|corpo" .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grep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👉 search tool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-i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👉 ignore case (DLP = dlp = Dlp)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-E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👉 enable extended regex → allows | (OR)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-r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👉 recursive → search all files + subdirectories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-n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👉 show line number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--color</text:span></text:span></text:p>
      <text:p text:style-name="P30"><text:span text:style-name="Source_20_Text"><text:span text:style-name="T22"/></text:span></text:p>
      <text:p text:style-name="P30"><text:soft-page-break/><text:span text:style-name="Source_20_Text"><text:span text:style-name="T22">👉 highlight matched words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"dlp|edr|xdr|ultra|corpo"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👉 search any of these words (OR condition)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.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👉 current directory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Search ALL files in current directory and subdirectories</text:span></text:span></text:p>
      <text:p text:style-name="P30"><text:span text:style-name="Source_20_Text"><text:span text:style-name="T22">→ find lines containing:</text:span></text:span></text:p>
      <text:p text:style-name="P30"><text:span text:style-name="Source_20_Text"><text:span text:style-name="T22">dlp OR edr OR xdr OR ultra OR corpo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15] xdg-open command.odt &amp; xdg-open program.odt &amp;</text:span></text:span></text:p>
      <text:p text:style-name="P30"><text:span text:style-name="Source_20_Text"><text:span text:style-name="T22"/></text:span></text:p>
      <text:p text:style-name="P31"><text:span text:style-name="Source_20_Text"><text:span text:style-name="T23">16] </text:span></text:span></text:p>
      <text:p text:style-name="P32"><text:span text:style-name="Source_20_Text"><text:span text:style-name="T24"/></text:span></text:p>
      <text:p text:style-name="P32"><text:span text:style-name="Source_20_Text"><text:span text:style-name="T24">gnome-terminal -- bash -c "sudo -S bash -c 'cd /tmpdata/Rushikesh_27022026 ; xdg-open command.odt &amp; xdg-open program.odt; exec bash'" &amp;</text:span></text:span></text:p>
      <text:p text:style-name="P32"><text:span text:style-name="Source_20_Text"><text:span text:style-name="T24"/></text:span></text:p>
      <text:p text:style-name="P33"><text:span text:style-name="Source_20_Text"><text:span text:style-name="T25">17] dpkg-query --search /usr/share/applications/com.google.Chrome.desktop</text:span></text:span></text:p>
      <text:p text:style-name="P33"><text:span text:style-name="Source_20_Text"><text:span text:style-name="T25">google-chrome-stable: /usr/share/applications/com.google.Chrome.deskto</text:span></text:span><text:span text:style-name="Source_20_Text"><text:span text:style-name="T26">p</text:span></text:span></text:p>
      <text:p text:style-name="P33"><text:span text:style-name="Source_20_Text"><text:span text:style-name="T26"/></text:span></text:p>
      <text:p text:style-name="P33"><text:span text:style-name="Source_20_Text"><text:span text:style-name="T26"/></text:span></text:p>
      <text:p text:style-name="P34"><text:soft-page-break/><text:span text:style-name="Source_20_Text"><text:span text:style-name="T27">18]</text:span></text:span></text:p>
      <text:p text:style-name="P33"><text:span text:style-name="Source_20_Text"><text:span text:style-name="T2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17:06:44.441738339</meta:creation-date>
    <dc:date>2026-03-23T12:51:42.005470637</dc:date>
    <meta:editing-duration>PT9H3M31S</meta:editing-duration>
    <meta:editing-cycles>50</meta:editing-cycles>
    <meta:generator>LibreOffice/7.3.7.2$Linux_X86_64 LibreOffice_project/30$Build-2</meta:generator>
    <meta:document-statistic meta:table-count="1" meta:image-count="0" meta:object-count="0" meta:page-count="9" meta:paragraph-count="149" meta:word-count="781" meta:character-count="5247" meta:non-whitespace-character-count="4416"/>
  </office:meta>
</office:document-meta>
</file>